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number-columns-repeated="5" table:default-cell-style-name="ce10"/>
        <table:table-column table:style-name="co1" table:default-cell-style-name="ce17"/>
        <table:table-column table:style-name="co1" table:number-columns-repeated="5" table:default-cell-style-name="ce23"/>
        <table:table-column table:style-name="co1" table:default-cell-style-name="ce29"/>
        <table:table-row table:style-name="ro1">
          <table:table-cell table:style-name="ce1" office:value-type="string" calcext:value-type="string">
            <text:p>INSEE_REG</text:p>
          </table:table-cell>
          <table:table-cell table:style-name="ce7" office:value-type="string" calcext:value-type="string">
            <text:p>INSEE_DEP</text:p>
          </table:table-cell>
          <table:table-cell table:style-name="ce7" office:value-type="string" calcext:value-type="string">
            <text:p>INSEE_ARR</text:p>
          </table:table-cell>
          <table:table-cell table:style-name="ce7" office:value-type="string" calcext:value-type="string">
            <text:p>INSEE_CAN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nnee</text:p>
          </table:table-cell>
          <table:table-cell table:style-name="ce14" office:value-type="string" calcext:value-type="string">
            <text:p>Compter - numero_constat</text:p>
          </table:table-cell>
          <table:table-cell table:style-name="ce20" office:value-type="string" calcext:value-type="string">
            <text:p>Somme - retenues_ovin</text:p>
          </table:table-cell>
          <table:table-cell table:style-name="ce20" office:value-type="string" calcext:value-type="string">
            <text:p>Somme - retenues_bovin</text:p>
          </table:table-cell>
          <table:table-cell table:style-name="ce20" office:value-type="string" calcext:value-type="string">
            <text:p>Somme - retenues_canide</text:p>
          </table:table-cell>
          <table:table-cell table:style-name="ce20" office:value-type="string" calcext:value-type="string">
            <text:p>Somme - retenues_caprin</text:p>
          </table:table-cell>
          <table:table-cell table:style-name="ce20" office:value-type="string" calcext:value-type="string">
            <text:p>Somme - retenues_equin</text:p>
          </table:table-cell>
          <table:table-cell table:style-name="ce26" office:value-type="string" calcext:value-type="string">
            <text:p>Somme - retenues_autr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0873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47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0482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CANTON_FXX_0000000000486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0479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0481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0475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485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CANTON_FXX_0000000000488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0578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589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0591</text:p>
          </table:table-cell>
          <table:table-cell table:style-name="ce8" office:value-type="float" office:value="2013" calcext:value-type="float">
            <text:p>201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575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585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CANTON_FXX_000000000059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584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0587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588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0590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942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943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094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948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953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094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0950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095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956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957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959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95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096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397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40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1400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1402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140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411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1395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410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172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726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729</text:p>
          </table:table-cell>
          <table:table-cell table:style-name="ce8" office:value-type="float" office:value="2011" calcext:value-type="float">
            <text:p>201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1733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1738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CANTON_FXX_0000000001740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1724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731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1735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1744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745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748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175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1754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21" calcext:value-type="float">
            <text:p>2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CANTON_FXX_000000000176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1763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1764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CANTON_FXX_0000000001778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1755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30" calcext:value-type="float">
            <text:p>30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756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762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1765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CANTON_FXX_000000000177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1761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CANTON_FXX_0000000001767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CANTON_FXX_000000000177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175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758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9" calcext:value-type="float">
            <text:p>29</text:p>
          </table:table-cell>
          <table:table-cell table:style-name="ce22" office:value-type="float" office:value="235" calcext:value-type="float">
            <text:p>23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1766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2183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2189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2191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2194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CANTON_FXX_0000000002205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2184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2188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2195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21" calcext:value-type="float">
            <text:p>21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2203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034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062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CANTON_FXX_0000000000641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0623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062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627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062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1857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1858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860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1862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CANTON_FXX_0000000001867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CANTON_FXX_0000000001870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32" calcext:value-type="float">
            <text:p>32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CANTON_FXX_0000000001868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9" office:value-type="string" calcext:value-type="string">
            <text:p>6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1466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CANTON_FXX_000000000148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198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CANTON_FXX_000000000199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198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CANTON_FXX_0000000001991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201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0208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194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233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24" calcext:value-type="float">
            <text:p>24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024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231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0240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1250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1252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1254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1256</text:p>
          </table:table-cell>
          <table:table-cell table:style-name="ce8" office:value-type="float" office:value="2016" calcext:value-type="float">
            <text:p>2016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1264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25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253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8" calcext:value-type="float">
            <text:p>2018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260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267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19" calcext:value-type="float">
            <text:p>201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1249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1259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9" calcext:value-type="float">
            <text:p>9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1263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1268</text:p>
          </table:table-cell>
          <table:table-cell table:style-name="ce8" office:value-type="float" office:value="2014" calcext:value-type="float">
            <text:p>201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1289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1298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129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301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304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300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306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CANTON_FXX_0000000001312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19" calcext:value-type="float">
            <text:p>2019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131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319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329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1332</text:p>
          </table:table-cell>
          <table:table-cell table:style-name="ce8" office:value-type="float" office:value="2014" calcext:value-type="float">
            <text:p>201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324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1326</text:p>
          </table:table-cell>
          <table:table-cell table:style-name="ce8" office:value-type="float" office:value="2014" calcext:value-type="float">
            <text:p>2014</text:p>
          </table:table-cell>
          <table:table-cell table:style-name="ce15" office:value-type="float" office:value="32" calcext:value-type="float">
            <text:p>32</text:p>
          </table:table-cell>
          <table:table-cell table:style-name="ce21" office:value-type="float" office:value="71" calcext:value-type="float">
            <text:p>7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330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336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132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1379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CANTON_FXX_0000000001384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CANTON_FXX_0000000001386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365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1367</text:p>
          </table:table-cell>
          <table:table-cell table:style-name="ce8" office:value-type="float" office:value="2015" calcext:value-type="float">
            <text:p>201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6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CANTON_FXX_000000000167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672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673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1677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166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167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167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1689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698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1699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1701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686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1691</text:p>
          </table:table-cell>
          <table:table-cell table:style-name="ce8" office:value-type="float" office:value="2016" calcext:value-type="float">
            <text:p>2016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170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2155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2156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2157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2163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2167</text:p>
          </table:table-cell>
          <table:table-cell table:style-name="ce8" office:value-type="float" office:value="2016" calcext:value-type="float">
            <text:p>2016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2173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2174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2158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2164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34" calcext:value-type="float">
            <text:p>34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2165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52" calcext:value-type="float">
            <text:p>52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2177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2152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38" calcext:value-type="float">
            <text:p>38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2161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2166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2172</text:p>
          </table:table-cell>
          <table:table-cell table:style-name="ce8" office:value-type="float" office:value="2016" calcext:value-type="float">
            <text:p>2016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2105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210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067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75</text:p>
          </table:table-cell>
          <table:table-cell table:style-name="ce9" office:value-type="string" calcext:value-type="string">
            <text:p>1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CANTON_FXX_0000000000423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0409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046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454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461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053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53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052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052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0539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6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CANTON_FXX_00000000016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1602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160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1605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20" calcext:value-type="float">
            <text:p>20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1607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1608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CANTON_FXX_0000000001617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213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2143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CANTON_FXX_0000000002147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76</text:p>
          </table:table-cell>
          <table:table-cell table:style-name="ce9" office:value-type="string" calcext:value-type="string">
            <text:p>09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021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220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25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260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264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CANTON_FXX_0000000000269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252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259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0263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257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027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284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285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290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293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8" calcext:value-type="float">
            <text:p>201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CANTON_FXX_0000000000294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CANTON_FXX_0000000000299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272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282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8" calcext:value-type="float">
            <text:p>2018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28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CANTON_FXX_0000000000295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CANTON_FXX_0000000000296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0273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0708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CANTON_FXX_0000000000716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700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9" calcext:value-type="float">
            <text:p>201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0702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0707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07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717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CANTON_FXX_0000000000719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19" calcext:value-type="float">
            <text:p>2019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071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CANTON_FXX_0000000000720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0725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816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0826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CANTON_FXX_0000000000834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822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110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11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110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110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3" calcext:value-type="float">
            <text:p>13</text:p>
          </table:table-cell>
          <table:table-cell table:style-name="ce21" office:value-type="float" office:value="48" calcext:value-type="float">
            <text:p>4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111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7" calcext:value-type="float">
            <text:p>17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111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8" calcext:value-type="float">
            <text:p>3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154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8" calcext:value-type="float">
            <text:p>8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6" calcext:value-type="float">
            <text:p>2016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1156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1157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0" calcext:value-type="float">
            <text:p>20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1163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7" calcext:value-type="float">
            <text:p>17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1152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153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155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0" calcext:value-type="float">
            <text:p>202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1158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159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6" calcext:value-type="float">
            <text:p>2016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1160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161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1" calcext:value-type="float">
            <text:p>31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116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1164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162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1627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635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8" calcext:value-type="float">
            <text:p>28</text:p>
          </table:table-cell>
          <table:table-cell table:style-name="ce24" office:value-type="float" office:value="99" calcext:value-type="float">
            <text:p>9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1629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1641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CANTON_FXX_000000000164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1653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165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1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CANTON_FXX_0000000002007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2008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2011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CANTON_FXX_00000000020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CANTON_FXX_000000000202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84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0001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011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0012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0020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0009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01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CANTON_FXX_000000000001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0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0091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008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17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8" calcext:value-type="float">
            <text:p>8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176</text:p>
          </table:table-cell>
          <table:table-cell table:style-name="ce8" office:value-type="float" office:value="2015" calcext:value-type="float">
            <text:p>201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18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184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6" calcext:value-type="float">
            <text:p>16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0187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17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0179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180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169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8" calcext:value-type="float">
            <text:p>2018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174</text:p>
          </table:table-cell>
          <table:table-cell table:style-name="ce8" office:value-type="float" office:value="2015" calcext:value-type="float">
            <text:p>201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361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0371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0360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036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366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362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365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179" calcext:value-type="float">
            <text:p>17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59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3" calcext:value-type="float">
            <text:p>5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60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060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6" calcext:value-type="float">
            <text:p>26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268" calcext:value-type="float">
            <text:p>2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float" office:value="251" calcext:value-type="float">
            <text:p>2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606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61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601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0604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608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609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599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7" calcext:value-type="float">
            <text:p>17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0603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0610</text:p>
          </table:table-cell>
          <table:table-cell table:style-name="ce8" office:value-type="float" office:value="2013" calcext:value-type="float">
            <text:p>201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0611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CANTON_FXX_00000000006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0615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618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CANTON_FXX_0000000000620</text:p>
          </table:table-cell>
          <table:table-cell table:style-name="ce8" office:value-type="float" office:value="2013" calcext:value-type="float">
            <text:p>201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911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0914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915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091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919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92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5" calcext:value-type="float">
            <text:p>15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92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float" office:value="458" calcext:value-type="float">
            <text:p>4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40" calcext:value-type="float">
            <text:p>140</text:p>
          </table:table-cell>
          <table:table-cell office:value-type="float" office:value="591" calcext:value-type="float">
            <text:p>5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46" calcext:value-type="float">
            <text:p>146</text:p>
          </table:table-cell>
          <table:table-cell office:value-type="float" office:value="418" calcext:value-type="float">
            <text:p>4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9" calcext:value-type="float">
            <text:p>119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2" calcext:value-type="float">
            <text:p>132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0924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0926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092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69" calcext:value-type="float">
            <text:p>4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03" calcext:value-type="float">
            <text:p>103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CANTON_FXX_0000000000928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CANTON_FXX_0000000000930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CANTON_FXX_0000000000931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CANTON_FXX_0000000000933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CANTON_FXX_000000000093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909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910</text:p>
          </table:table-cell>
          <table:table-cell table:style-name="ce9" office:value-type="float" office:value="2018" calcext:value-type="float">
            <text:p>201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09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091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8" calcext:value-type="float">
            <text:p>2018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CANTON_FXX_000000000092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CANTON_FXX_0000000000932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CANTON_FXX_0000000000934</text:p>
          </table:table-cell>
          <table:table-cell table:style-name="ce8" office:value-type="float" office:value="2012" calcext:value-type="float">
            <text:p>201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908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0921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CANTON_FXX_0000000000929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CANTON_FXX_000000000093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CANTON_FXX_0000000000937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4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1011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1010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030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103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1044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CANTON_FXX_0000000001045</text:p>
          </table:table-cell>
          <table:table-cell table:style-name="ce8" office:value-type="float" office:value="2017" calcext:value-type="float">
            <text:p>201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CANTON_FXX_0000000001583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CANTON_FXX_000000000158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CANTON_FXX_0000000001712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80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180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1809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229" calcext:value-type="float">
            <text:p>2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4" calcext:value-type="float">
            <text:p>64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181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6" calcext:value-type="float">
            <text:p>76</text:p>
          </table:table-cell>
          <table:table-cell office:value-type="float" office:value="576" calcext:value-type="float">
            <text:p>5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CANTON_FXX_0000000001824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CANTON_FXX_000000000182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1805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1810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815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CANTON_FXX_0000000001816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1818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1819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820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182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81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53" calcext:value-type="float">
            <text:p>53</text:p>
          </table:table-cell>
          <table:table-cell table:style-name="ce22" office:value-type="float" office:value="148" calcext:value-type="float">
            <text:p>14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  <table:table-cell office:value-type="float" office:value="332" calcext:value-type="float">
            <text:p>3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  <table:table-cell office:value-type="float" office:value="362" calcext:value-type="float">
            <text:p>3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49" calcext:value-type="float">
            <text:p>149</text:p>
          </table:table-cell>
          <table:table-cell office:value-type="float" office:value="515" calcext:value-type="float">
            <text:p>5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10" calcext:value-type="float">
            <text:p>210</text:p>
          </table:table-cell>
          <table:table-cell office:value-type="float" office:value="726" calcext:value-type="float">
            <text:p>7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51" calcext:value-type="float">
            <text:p>151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00" calcext:value-type="float">
            <text:p>200</text:p>
          </table:table-cell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4" calcext:value-type="float">
            <text:p>144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1821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6" calcext:value-type="float">
            <text:p>36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office:value-type="float" office:value="276" calcext:value-type="float">
            <text:p>2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7" calcext:value-type="float">
            <text:p>87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  <table:table-cell office:value-type="float" office:value="318" calcext:value-type="float">
            <text:p>3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99" calcext:value-type="float">
            <text:p>9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3" calcext:value-type="float">
            <text:p>133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72" calcext:value-type="float">
            <text:p>172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182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53" calcext:value-type="float">
            <text:p>5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183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CANTON_FXX_000000000183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1" calcext:value-type="float">
            <text:p>6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184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15" calcext:value-type="float">
            <text:p>20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1847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16" calcext:value-type="float">
            <text:p>201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183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5" calcext:value-type="float">
            <text:p>2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183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835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1839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0" calcext:value-type="float">
            <text:p>40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842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1845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1838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1841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CANTON_FXX_0000000001844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183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CANTON_FXX_0000000001846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184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93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109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63" calcext:value-type="float">
            <text:p>63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16" calcext:value-type="float">
            <text:p>116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2" calcext:value-type="float">
            <text:p>10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11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74" calcext:value-type="float">
            <text:p>74</text:p>
          </table:table-cell>
          <table:table-cell table:style-name="ce22" office:value-type="float" office:value="282" calcext:value-type="float">
            <text:p>28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  <table:table-cell office:value-type="float" office:value="363" calcext:value-type="float">
            <text:p>3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86" calcext:value-type="float">
            <text:p>186</text:p>
          </table:table-cell>
          <table:table-cell office:value-type="float" office:value="475" calcext:value-type="float">
            <text:p>4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92" calcext:value-type="float">
            <text:p>192</text:p>
          </table:table-cell>
          <table:table-cell office:value-type="float" office:value="536" calcext:value-type="float">
            <text:p>5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92" calcext:value-type="float">
            <text:p>192</text:p>
          </table:table-cell>
          <table:table-cell office:value-type="float" office:value="403" calcext:value-type="float">
            <text:p>4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61" calcext:value-type="float">
            <text:p>261</text:p>
          </table:table-cell>
          <table:table-cell office:value-type="float" office:value="637" calcext:value-type="float">
            <text:p>6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60" calcext:value-type="float">
            <text:p>260</text:p>
          </table:table-cell>
          <table:table-cell office:value-type="float" office:value="675" calcext:value-type="float">
            <text:p>6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53" calcext:value-type="float">
            <text:p>253</text:p>
          </table:table-cell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17" calcext:value-type="float">
            <text:p>217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28" calcext:value-type="float">
            <text:p>12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12" calcext:value-type="float">
            <text:p>11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12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6" calcext:value-type="float">
            <text:p>3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0111</text:p>
          </table:table-cell>
          <table:table-cell table:style-name="ce8" office:value-type="float" office:value="2015" calcext:value-type="float">
            <text:p>201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011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0114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0116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121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12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53" calcext:value-type="float">
            <text:p>5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12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  <table:table-cell office:value-type="float" office:value="227" calcext:value-type="float">
            <text:p>2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86" calcext:value-type="float">
            <text:p>8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CANTON_FXX_0000000000131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112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0115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0117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108" calcext:value-type="float">
            <text:p>10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011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0119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120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12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84" calcext:value-type="float">
            <text:p>8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125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12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012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1" calcext:value-type="float">
            <text:p>6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129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013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013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63" calcext:value-type="float">
            <text:p>6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CANTON_FXX_0000000000135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13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8" calcext:value-type="float">
            <text:p>38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61" calcext:value-type="float">
            <text:p>61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70" calcext:value-type="float">
            <text:p>7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013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CANTON_FXX_000000000013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float" office:value="193" calcext:value-type="float">
            <text:p>1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139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014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83" calcext:value-type="float">
            <text:p>83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85" calcext:value-type="float">
            <text:p>8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18" calcext:value-type="float">
            <text:p>118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141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014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0143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1" calcext:value-type="float">
            <text:p>21</text:p>
          </table:table-cell>
          <table:table-cell table:style-name="ce22" office:value-type="float" office:value="161" calcext:value-type="float">
            <text:p>16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5" calcext:value-type="float">
            <text:p>25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CANTON_FXX_0000000000145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0152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float" office:value="324" calcext:value-type="float">
            <text:p>3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89" calcext:value-type="float">
            <text:p>89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92" calcext:value-type="float">
            <text:p>9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2" calcext:value-type="float">
            <text:p>92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0154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CANTON_FXX_0000000000156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CANTON_FXX_0000000000159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  <table:table-cell office:value-type="float" office:value="209" calcext:value-type="float">
            <text:p>2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  <table:table-cell office:value-type="float" office:value="275" calcext:value-type="float">
            <text:p>2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  <table:table-cell office:value-type="float" office:value="273" calcext:value-type="float">
            <text:p>2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CANTON_FXX_0000000000160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CANTON_FXX_000000000016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CANTON_FXX_0000000000167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CANTON_FXX_0000000000151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55" calcext:value-type="float">
            <text:p>55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31" calcext:value-type="float">
            <text:p>131</text:p>
          </table:table-cell>
          <table:table-cell office:value-type="float" office:value="265" calcext:value-type="float">
            <text:p>2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412" calcext:value-type="float">
            <text:p>4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39" calcext:value-type="float">
            <text:p>139</text:p>
          </table:table-cell>
          <table:table-cell office:value-type="float" office:value="378" calcext:value-type="float">
            <text:p>3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office:value-type="float" office:value="435" calcext:value-type="float">
            <text:p>4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46" calcext:value-type="float">
            <text:p>146</text:p>
          </table:table-cell>
          <table:table-cell office:value-type="float" office:value="483" calcext:value-type="float">
            <text:p>4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  <table:table-cell office:value-type="float" office:value="391" calcext:value-type="float">
            <text:p>3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60" calcext:value-type="float">
            <text:p>160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33" calcext:value-type="float">
            <text:p>133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8" calcext:value-type="float">
            <text:p>138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CANTON_FXX_0000000000155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CANTON_FXX_0000000000158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11" calcext:value-type="float">
            <text:p>211</text:p>
          </table:table-cell>
          <table:table-cell table:style-name="ce22" office:value-type="float" office:value="897" calcext:value-type="float">
            <text:p>89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255" calcext:value-type="float">
            <text:p>255</text:p>
          </table:table-cell>
          <table:table-cell office:value-type="float" office:value="787" calcext:value-type="float">
            <text:p>7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96" calcext:value-type="float">
            <text:p>396</text:p>
          </table:table-cell>
          <table:table-cell office:value-type="float" office:value="1227" calcext:value-type="float">
            <text:p>12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69" calcext:value-type="float">
            <text:p>369</text:p>
          </table:table-cell>
          <table:table-cell office:value-type="float" office:value="1202" calcext:value-type="float">
            <text:p>12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1110" calcext:value-type="float">
            <text:p>11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97" calcext:value-type="float">
            <text:p>397</text:p>
          </table:table-cell>
          <table:table-cell office:value-type="float" office:value="1491" calcext:value-type="float">
            <text:p>14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377" calcext:value-type="float">
            <text:p>377</text:p>
          </table:table-cell>
          <table:table-cell office:value-type="float" office:value="1318" calcext:value-type="float">
            <text:p>13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392" calcext:value-type="float">
            <text:p>392</text:p>
          </table:table-cell>
          <table:table-cell office:value-type="float" office:value="1337" calcext:value-type="float">
            <text:p>13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21" calcext:value-type="float">
            <text:p>321</text:p>
          </table:table-cell>
          <table:table-cell office:value-type="float" office:value="1010" calcext:value-type="float">
            <text:p>10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02" calcext:value-type="float">
            <text:p>302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87" calcext:value-type="float">
            <text:p>287</text:p>
          </table:table-cell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32" calcext:value-type="float">
            <text:p>232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40" calcext:value-type="float">
            <text:p>240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CANTON_FXX_0000000000161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2" calcext:value-type="float">
            <text:p>32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69" calcext:value-type="float">
            <text:p>169</text:p>
          </table:table-cell>
          <table:table-cell office:value-type="float" office:value="424" calcext:value-type="float">
            <text:p>4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36" calcext:value-type="float">
            <text:p>136</text:p>
          </table:table-cell>
          <table:table-cell office:value-type="float" office:value="384" calcext:value-type="float">
            <text:p>3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45" calcext:value-type="float">
            <text:p>145</text:p>
          </table:table-cell>
          <table:table-cell office:value-type="float" office:value="549" calcext:value-type="float">
            <text:p>5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55" calcext:value-type="float">
            <text:p>155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01" calcext:value-type="float">
            <text:p>201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62" calcext:value-type="float">
            <text:p>162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50" calcext:value-type="float">
            <text:p>150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2" calcext:value-type="float">
            <text:p>132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CANTON_FXX_0000000000168</text:p>
          </table:table-cell>
          <table:table-cell table:style-name="ce8" office:value-type="float" office:value="2020" calcext:value-type="float">
            <text:p>202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CANTON_FXX_0000000000307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CANTON_FXX_000000000031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CANTON_FXX_0000000000316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CANTON_FXX_0000000000320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0303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CANTON_FXX_0000000000317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CANTON_FXX_00000000003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0305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0309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CANTON_FXX_000000000030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CANTON_FXX_0000000000306</text:p>
          </table:table-cell>
          <table:table-cell table:style-name="ce9" office:value-type="float" office:value="2020" calcext:value-type="float">
            <text:p>202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CANTON_FXX_000000000031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1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CANTON_FXX_0000000002040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CANTON_FXX_0000000002044</text:p>
          </table:table-cell>
          <table:table-cell table:style-name="ce8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204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98" calcext:value-type="float">
            <text:p>98</text:p>
          </table:table-cell>
          <table:table-cell table:style-name="ce22" office:value-type="float" office:value="241" calcext:value-type="float">
            <text:p>24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133" calcext:value-type="float">
            <text:p>133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23" calcext:value-type="float">
            <text:p>123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67" calcext:value-type="float">
            <text:p>167</text:p>
          </table:table-cell>
          <table:table-cell office:value-type="float" office:value="480" calcext:value-type="float">
            <text:p>4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  <table:table-cell office:value-type="float" office:value="335" calcext:value-type="float">
            <text:p>3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38" calcext:value-type="float">
            <text:p>138</text:p>
          </table:table-cell>
          <table:table-cell office:value-type="float" office:value="449" calcext:value-type="float">
            <text:p>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06" calcext:value-type="float">
            <text:p>206</text:p>
          </table:table-cell>
          <table:table-cell office:value-type="float" office:value="492" calcext:value-type="float">
            <text:p>4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76" calcext:value-type="float">
            <text:p>176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71" calcext:value-type="float">
            <text:p>17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33" calcext:value-type="float">
            <text:p>13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CANTON_FXX_0000000002050</text:p>
          </table:table-cell>
          <table:table-cell table:style-name="ce8" office:value-type="float" office:value="2018" calcext:value-type="float">
            <text:p>2018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CANTON_FXX_0000000002054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40" calcext:value-type="float">
            <text:p>40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96" calcext:value-type="float">
            <text:p>96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96" calcext:value-type="float">
            <text:p>96</text:p>
          </table:table-cell>
          <table:table-cell office:value-type="float" office:value="308" calcext:value-type="float">
            <text:p>3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5" calcext:value-type="float">
            <text:p>45</text:p>
          </table:table-cell>
          <table:table-cell table:style-name="ce24" office:value-type="float" office:value="215" calcext:value-type="float">
            <text:p>2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CANTON_FXX_0000000002058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CANTON_FXX_0000000002059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CANTON_FXX_0000000002063</text:p>
          </table:table-cell>
          <table:table-cell table:style-name="ce9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CANTON_FXX_000000000206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CANTON_FXX_0000000002042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2048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2052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2056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CANTON_FXX_0000000002061</text:p>
          </table:table-cell>
          <table:table-cell table:style-name="ce9" office:value-type="float" office:value="2013" calcext:value-type="float">
            <text:p>20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CANTON_FXX_0000000002062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CANTON_FXX_0000000002065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204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CANTON_FXX_0000000002045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20" calcext:value-type="float">
            <text:p>20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office:value-type="float" office:value="313" calcext:value-type="float">
            <text:p>3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  <table:table-cell office:value-type="float" office:value="458" calcext:value-type="float">
            <text:p>4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CANTON_FXX_0000000002049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CANTON_FXX_0000000002051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2055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2057</text:p>
          </table:table-cell>
          <table:table-cell table:style-name="ce9" office:value-type="float" office:value="2010" calcext:value-type="float">
            <text:p>2010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46" calcext:value-type="float">
            <text:p>46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CANTON_FXX_0000000002068</text:p>
          </table:table-cell>
          <table:table-cell table:style-name="ce9" office:value-type="float" office:value="2012" calcext:value-type="float">
            <text:p>2012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CANTON_FXX_0000000002074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CANTON_FXX_0000000002080</text:p>
          </table:table-cell>
          <table:table-cell table:style-name="ce9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repeated="3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3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CANTON_FXX_0000000002070</text:p>
          </table:table-cell>
          <table:table-cell table:style-name="ce8" office:value-type="float" office:value="2021" calcext:value-type="float">
            <text:p>202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CANTON_FXX_0000000002078</text:p>
          </table:table-cell>
          <table:table-cell table:style-name="ce8" office:value-type="float" office:value="2022" calcext:value-type="float">
            <text:p>2022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CANTON_FXX_0000000002079</text:p>
          </table:table-cell>
          <table:table-cell table:style-name="ce9" office:value-type="float" office:value="2011" calcext:value-type="float">
            <text:p>201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CANTON_FXX_0000000002084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1" calcext:value-type="float">
            <text:p>2021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onnée géographique non renseignée</text:p>
          </table:table-cell>
          <table:table-cell table:number-columns-repeated="4" table:style-name="ce9" office:value-type="string" calcext:value-type="string">
            <text:p>(vide)</text:p>
          </table:table-cell>
          <table:table-cell table:style-name="ce9" office:value-type="float" office:value="2016" calcext:value-type="float">
            <text:p>2016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021" calcext:value-type="float">
            <text:p>20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table:number-columns-repeated="4"/>
          <table:table-cell table:style-name="ce11" office:value-type="float" office:value="2022" calcext:value-type="float">
            <text:p>2022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otal Résultat</text:p>
          </table:table-cell>
          <table:table-cell table:style-name="ce12" table:number-columns-repeated="4"/>
          <table:table-cell table:style-name="ce13"/>
          <table:table-cell table:style-name="ce19" office:value-type="float" office:value="34995" calcext:value-type="float">
            <text:p>34995</text:p>
          </table:table-cell>
          <table:table-cell table:style-name="ce25" office:value-type="float" office:value="109673" calcext:value-type="float">
            <text:p>109673</text:p>
          </table:table-cell>
          <table:table-cell table:style-name="ce25" office:value-type="float" office:value="1014" calcext:value-type="float">
            <text:p>1014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office:value-type="float" office:value="60" calcext:value-type="float">
            <text:p>60</text:p>
          </table:table-cell>
          <table:table-cell table:style-name="ce31" office:value-type="float" office:value="145" calcext:value-type="float">
            <text:p>145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 calcext:value-type="string">
            <text:p>Données cantons IGN admin-express millésime 2021</text:p>
          </table:table-cell>
        </table:table-row>
        <table:table-row table:style-name="ro1">
          <table:table-cell office:value-type="string" calcext:value-type="string">
            <text:p>http://files.opendatarchives.fr/professionnels.ign.fr/adminexpress/ADMIN-EXPRESS-COG-CARTO_3-0__SHP__FRA_L93_2021-05-19.7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nées Géopred extraites le 19/01/2024 pour les données 2010-2022</text:p>
          </table:table-cell>
        </table:table-row>
        <table:table-row table:style-name="ro1">
          <table:table-cell office:value-type="string" calcext:value-type="string">
            <text:p>Les données concernent les dossiers avec une décision initiale d’indemnisation pour lesquels la responsabilité du loup n’est pas écarté</text:p>
          </table:table-cell>
        </table:table-row>
        <table:table-row table:style-name="ro1">
          <table:table-cell office:value-type="string" calcext:value-type="string">
            <text:p>Données 2010 – 2022. Les données antérieures sont issues de diverses bases de données locales dont le niveau de précision n’est pas garanti</text:p>
          </table:table-cell>
        </table:table-row>
        <table:table-row table:style-name="ro1">
          <table:table-cell office:value-type="string" calcext:value-type="string">
            <text:p>Les données 2023 seront intégrées après consolidation</text:p>
          </table:table-cell>
        </table:table-row>
      </table:table>
      <table:named-expressions/>
      <table:database-ranges>
        <table:database-range table:name="__Anonymous_Sheet_DB__0" table:target-range-address="Feuille1.A1:Feuille1.M186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2T09:40:55.034000000</meta:creation-date>
    <dc:date>2024-01-22T14:33:47.543000000</dc:date>
    <meta:editing-duration>PT2H56M32S</meta:editing-duration>
    <meta:editing-cycles>4</meta:editing-cycles>
    <meta:generator>LibreOffice/7.3.7.2.M5$Windows_X86_64 LibreOffice_project/cf0a4747cef76399d7acd30c4dcda7a78e7973c2</meta:generator>
    <meta:document-statistic meta:table-count="2" meta:cell-count="16088" meta:object-count="0"/>
  </office:meta>
</office:document-meta>
</file>